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77mm" fo:break-before="auto" style:use-optimal-row-height="false"/>
    </style:style>
    <style:style style:name="ro3" style:family="table-row">
      <style:table-row-properties style:row-height="1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OFFICE SUPPLIES ORD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 calcext:value-type="string">
            <text:p>Item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Post-It Notes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Paper punch</text:p>
          </table:table-cell>
          <table:table-cell office:value-type="string" calcext:value-type="string">
            <text:p>Highlighter pen</text:p>
          </table:table-cell>
        </table:table-row>
        <table:table-row table:style-name="ro1">
          <table:table-cell table:style-name="ce2" office:value-type="string" calcext:value-type="string">
            <text:p>Price</text:p>
          </table:table-cell>
          <table:table-cell table:style-name="ce3" office:value-type="currency" office:currency="GBP" office:value="2.49" calcext:value-type="currency">
            <text:p>£2.49</text:p>
          </table:table-cell>
          <table:table-cell table:style-name="ce3" office:value-type="currency" office:currency="GBP" office:value="5.99" calcext:value-type="currency">
            <text:p>£5.99</text:p>
          </table:table-cell>
          <table:table-cell table:style-name="ce3" office:value-type="currency" office:currency="GBP" office:value="7.99" calcext:value-type="currency">
            <text:p>£7.99</text:p>
          </table:table-cell>
          <table:table-cell table:style-name="ce3" office:value-type="currency" office:currency="GBP" office:value="11.9" calcext:value-type="currency">
            <text:p>£11.90</text:p>
          </table:table-cell>
          <table:table-cell table:style-name="ce3" office:value-type="currency" office:currency="GBP" office:value="1.99" calcext:value-type="currency">
            <text:p>£1.99</text:p>
          </table:table-cell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[.B4]*[.B5]" office:value-type="currency" office:currency="GBP" office:value="49.8" calcext:value-type="currency">
            <text:p>£49.80</text:p>
          </table:table-cell>
          <table:table-cell table:style-name="ce3" table:formula="of:=[.C4]*[.C5]" office:value-type="currency" office:currency="GBP" office:value="59.9" calcext:value-type="currency">
            <text:p>£59.90</text:p>
          </table:table-cell>
          <table:table-cell table:style-name="ce3" table:formula="of:=[.D4]*[.D5]" office:value-type="currency" office:currency="GBP" office:value="39.95" calcext:value-type="currency">
            <text:p>£39.95</text:p>
          </table:table-cell>
          <table:table-cell table:style-name="ce3" table:formula="of:=[.E4]*[.E5]" office:value-type="currency" office:currency="GBP" office:value="178.5" calcext:value-type="currency">
            <text:p>£178.50</text:p>
          </table:table-cell>
          <table:table-cell table:style-name="ce3" table:formula="of:=[.F4]*[.F5]" office:value-type="currency" office:currency="GBP" office:value="99.5" calcext:value-type="currency">
            <text:p>£99.5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TOTAL COST OF ORDER</text:p>
          </table:table-cell>
          <table:table-cell table:number-columns-repeated="2"/>
          <table:table-cell table:style-name="ce3" table:formula="of:=SUM([.H5:.H9])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AVERAGE PRICE</text:p>
          </table:table-cell>
          <table:table-cell table:number-columns-repeated="2"/>
          <table:table-cell table:style-name="ce3" table:formula="of:=AVERAGE([.F5:.F9])" office:value-type="currency" office:currency="GBP" office:value="74.75" calcext:value-type="currency">
            <text:p>£74.75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5:28:20.72398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29:29.178500081</meta:creation-date>
    <dc:date>2019-04-10T10:15:50.020937488</dc:date>
    <meta:editing-duration>PT18H19M17S</meta:editing-duration>
    <meta:editing-cycles>23</meta:editing-cycles>
    <meta:generator>LibreOffice/6.2.0.3$MacOSX_X86_64 LibreOffice_project/98c6a8a1c6c7b144ce3cc729e34964b47ce25d62</meta:generator>
    <meta:document-statistic meta:table-count="2" meta:cell-count="29" meta:object-count="0"/>
  </office:meta>
</office:document-meta>
</file>